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61in"/>
    </style:style>
    <style:style style:name="co3" style:family="table-column">
      <style:table-column-properties fo:break-before="auto" style:column-width="7.178in"/>
    </style:style>
    <style:style style:name="co4" style:family="table-column">
      <style:table-column-properties fo:break-before="auto" style:column-width="5.3272in"/>
    </style:style>
    <style:style style:name="co5" style:family="table-column">
      <style:table-column-properties fo:break-before="auto" style:column-width="4.9283in"/>
    </style:style>
    <style:style style:name="co7" style:family="table-column">
      <style:table-column-properties fo:break-before="auto" style:column-width="4.47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1.7307in" fo:break-before="auto" style:use-optimal-row-height="true"/>
    </style:style>
    <style:style style:name="ro7" style:family="table-row">
      <style:table-row-properties style:row-height="1.1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Event</text:p>
          </table:table-cell>
          <table:table-cell table:style-name="ce1" office:value-type="string">
            <text:p>Protocol</text:p>
          </table:table-cell>
          <table:table-cell table:style-name="ce1" office:value-type="string">
            <text:p>Connection Manager</text:p>
          </table:table-cell>
          <table:table-cell table:style-name="ce1" office:value-type="string">
            <text:p>Reliability</text:p>
          </table:table-cell>
          <table:table-cell table:style-name="ce1" office:value-type="string">
            <text:p>Congestion Control</text:p>
          </table:table-cell>
        </table:table-row>
        <table:table-row table:style-name="ro2">
          <table:table-cell office:value-type="string">
            <text:p>connect() (ConnectEvent)</text:p>
          </table:table-cell>
          <table:table-cell/>
          <table:table-cell office:value-type="string">
            <text:p>Send SYN [SendPacket];</text:p>
            <text:p>→ SynSent</text:p>
          </table:table-cell>
          <table:table-cell table:number-columns-repeated="2"/>
        </table:table-row>
        <table:table-row table:style-name="ro3">
          <table:table-cell office:value-type="string">
            <text:p>send() (SendEvent)</text:p>
          </table:table-cell>
          <table:table-cell office:value-type="string">
            <text:p>if connected &amp;&amp; room in send buffer:</text:p>
            <text:p><text:s/>put in send buffer;</text:p>
            <text:p><text:s/>dispatch [NotEmpty] event;</text:p>
            <text:p><text:s/>dispatch ResponseEvent (signaling that all data passed in is in the send buffer);</text:p>
            <text:p>else save SendEvent;</text:p>
          </table:table-cell>
          <table:table-cell table:number-columns-repeated="3"/>
        </table:table-row>
        <table:table-row table:style-name="ro4">
          <table:table-cell office:value-type="string">
            <text:p>NotFull</text:p>
          </table:table-cell>
          <table:table-cell office:value-type="string">
            <text:p>if room in send buffer &amp;&amp; saved SendEvent:</text:p>
            <text:p><text:s/>put in send buffer; </text:p>
            <text:p><text:s/>dispatch [NotEmpty] event; </text:p>
            <text:p><text:s/>dispatch ResponseEvent (signaling that all data passed in is in the send buffer);</text:p>
          </table:table-cell>
          <table:table-cell table:number-columns-repeated="3"/>
        </table:table-row>
        <table:table-row table:style-name="ro5">
          <table:table-cell office:value-type="string">
            <text:p>NotEmpty</text:p>
          </table:table-cell>
          <table:table-cell table:number-columns-repeated="3"/>
          <table:table-cell office:value-type="string">
            <text:p>If number of cached packets == 0: </text:p>
            <text:p><text:s/>[SendPacket]; </text:p>
            <text:p><text:s/>[NotFull];</text:p>
          </table:table-cell>
        </table:table-row>
        <table:table-row table:style-name="ro6">
          <table:table-cell office:value-type="string">
            <text:p>SendPacket</text:p>
          </table:table-cell>
          <table:table-cell office:value-type="string">
            <text:p>NetworkSend (This happens last)</text:p>
          </table:table-cell>
          <table:table-cell/>
          <table:table-cell office:value-type="string">
            <text:p>Update Sequence Number:</text:p>
            <text:p><text:s/>Fill in packet sequence number from central store</text:p>
            <text:p><text:s/>Increment the central store</text:p>
            <text:p/>
            <text:p>If central Ack number != 0</text:p>
            <text:p><text:s/>Set the ACK bit</text:p>
            <text:p><text:s/>Fill in packet ack number from central store</text:p>
            <text:p/>
            <text:p>Set Timer [TimeoutEvent]; </text:p>
            <text:p>If not nackedAck: </text:p>
            <text:p><text:s/>Cache Packet; </text:p>
          </table:table-cell>
          <table:table-cell/>
        </table:table-row>
        <table:table-row table:style-name="ro2">
          <table:table-cell office:value-type="string">
            <text:p>TimerFired</text:p>
          </table:table-cell>
          <table:table-cell table:number-columns-repeated="2"/>
          <table:table-cell office:value-type="string">
            <text:p>[ResendPacket] with lowest sequence number from cache;</text:p>
            <text:p>Reset timer;</text:p>
          </table:table-cell>
          <table:table-cell/>
        </table:table-row>
        <table:table-row table:style-name="ro1">
          <table:table-cell office:value-type="string">
            <text:p>ResendPacket</text:p>
          </table:table-cell>
          <table:table-cell office:value-type="string">
            <text:p>NetworkSend</text:p>
          </table:table-cell>
          <table:table-cell table:number-columns-repeated="3"/>
        </table:table-row>
        <table:table-row table:style-name="ro7">
          <table:table-cell office:value-type="string">
            <text:p>NetworkReceivePacket</text:p>
          </table:table-cell>
          <table:table-cell/>
          <table:table-cell office:value-type="string">
            <text:p>if SynAck:</text:p>
            <text:p>→ Established;</text:p>
            <text:p>send Ack [SendPacket];</text:p>
            <text:p>dispatch [ResponseEvent];</text:p>
          </table:table-cell>
          <table:table-cell office:value-type="string">
            <text:p>if ACK:</text:p>
            <text:p><text:s/>CancelTimer; </text:p>
            <text:p><text:s/>Remove Cached Packet; </text:p>
            <text:p><text:s/>If received seq number == stored ack number</text:p>
            <text:p><text:s text:c="2"/>Stored ack number += 1</text:p>
            <text:p><text:s/>If ack number &lt; sent packet sequence number:</text:p>
            <text:p><text:s text:c="2"/>Let timer fire</text:p>
          </table:table-cell>
          <table:table-cell office:value-type="string">
            <text:p>If number of cached packets == 0 &amp;&amp; data to send: </text:p>
            <text:p><text:s/>[SendPacket]; </text:p>
            <text:p><text:s/>[NotFull];</text:p>
          </table:table-cell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5">03/25/2011</text:date>, <text:time>14:58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ndy Buck</meta:initial-creator>
    <meta:creation-date>2011-03-25T09:30:18</meta:creation-date>
    <dc:date>2011-03-25T14:58:20</dc:date>
    <dc:creator>Randy Buck</dc:creator>
    <meta:editing-duration>PT03H25M11S</meta:editing-duration>
    <meta:editing-cycles>26</meta:editing-cycles>
    <meta:generator>OpenOffice.org/3.2$Unix OpenOffice.org_project/320m12$Build-9483</meta:generator>
    <meta:document-statistic meta:table-count="3" meta:cell-count="24" meta:object-count="0"/>
  </office:meta>
</office:document-meta>
</file>